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="Arrow" draw:marker-start-width="0.33cm" draw:marker-end="Arrow" draw:marker-end-width="0.33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font-family="Symbo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4.175cm" svg:x2="3.54cm" svg:y2="14.335cm">
          <text:p/>
        </draw:line>
        <draw:line draw:style-name="gr1" draw:text-style-name="P1" draw:layer="layout" svg:x1="14.335cm" svg:y1="13.7cm" svg:x2="3.54cm" svg:y2="13.7cm">
          <text:p/>
        </draw:line>
        <draw:frame draw:style-name="gr2" draw:layer="layout" svg:width="0.858cm" svg:height="0.962cm" svg:x="13.7cm" svg:y="12.765cm">
          <draw:text-box>
            <text:p>0</text:p>
          </draw:text-box>
        </draw:frame>
        <draw:frame draw:style-name="gr2" draw:layer="layout" svg:width="2.517cm" svg:height="0.962cm" draw:transform="rotate (1.55875355495584) translate (2.27cm 9.867cm)">
          <draw:text-box>
            <text:p>Energy</text:p>
          </draw:text-box>
        </draw:frame>
        <draw:line draw:style-name="gr1" draw:text-style-name="P1" draw:layer="layout" svg:x1="14.336cm" svg:y1="6.9cm" svg:x2="3.541cm" svg:y2="6.9cm">
          <text:p/>
        </draw:line>
        <draw:line draw:style-name="gr1" draw:text-style-name="P1" draw:layer="layout" svg:x1="14.337cm" svg:y1="6.7cm" svg:x2="3.542cm" svg:y2="6.7cm">
          <text:p/>
        </draw:line>
        <draw:line draw:style-name="gr1" draw:text-style-name="P1" draw:layer="layout" svg:x1="14.338cm" svg:y1="6.5cm" svg:x2="3.543cm" svg:y2="6.5cm">
          <text:p/>
        </draw:line>
        <draw:line draw:style-name="gr1" draw:text-style-name="P1" draw:layer="layout" svg:x1="14.339cm" svg:y1="6.3cm" svg:x2="3.544cm" svg:y2="6.3cm">
          <text:p/>
        </draw:line>
        <draw:line draw:style-name="gr1" draw:text-style-name="P1" draw:layer="layout" svg:x1="14.34cm" svg:y1="6cm" svg:x2="3.545cm" svg:y2="6cm">
          <text:p/>
        </draw:line>
        <draw:line draw:style-name="gr1" draw:text-style-name="P1" draw:layer="layout" svg:x1="14.341cm" svg:y1="5.7cm" svg:x2="3.546cm" svg:y2="5.7cm">
          <text:p/>
        </draw:line>
        <draw:line draw:style-name="gr1" draw:text-style-name="P1" draw:layer="layout" svg:x1="14.342cm" svg:y1="5.4cm" svg:x2="3.547cm" svg:y2="5.4cm">
          <text:p/>
        </draw:line>
        <draw:line draw:style-name="gr1" draw:text-style-name="P1" draw:layer="layout" svg:x1="14.343cm" svg:y1="5.1cm" svg:x2="3.548cm" svg:y2="5.1cm">
          <text:p/>
        </draw:line>
        <draw:line draw:style-name="gr1" draw:text-style-name="P1" draw:layer="layout" svg:x1="14.344cm" svg:y1="4.8cm" svg:x2="3.549cm" svg:y2="4.8cm">
          <text:p/>
        </draw:line>
        <draw:line draw:style-name="gr1" draw:text-style-name="P1" draw:layer="layout" svg:x1="14.345cm" svg:y1="4.5cm" svg:x2="3.55cm" svg:y2="4.5cm">
          <text:p/>
        </draw:line>
        <draw:line draw:style-name="gr3" draw:text-style-name="P1" draw:layer="layout" svg:x1="9.05cm" svg:y1="5.7cm" svg:x2="9.05cm" svg:y2="13.7cm">
          <text:p/>
        </draw:line>
        <draw:frame draw:style-name="gr2" draw:layer="layout" svg:width="1.314cm" svg:height="1.081cm" svg:x="9.608cm" svg:y="9.492cm">
          <draw:text-box>
            <text:p><text:span text:style-name="T1">D</text:span><text:span text:style-name="T2">E</text:span></text:p>
          </draw:text-box>
        </draw:frame>
        <draw:frame draw:style-name="gr2" draw:layer="layout" svg:width="3.567cm" svg:height="0.962cm" svg:x="4.845cm" svg:y="9.624cm">
          <draw:text-box>
            <text:p>“band gap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04-02T13:04:31</meta:creation-date>
    <dc:date>2009-04-02T15:26:25</dc:date>
    <dc:creator>Jussi Eloranta</dc:creator>
    <meta:editing-duration>PT02H21M56S</meta:editing-duration>
    <meta:editing-cycles>6</meta:editing-cycles>
    <meta:generator>OpenOffice.org/3.0$Unix OpenOffice.org_project/300m15$Build-9379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